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dex.php<text:tab/>-Update filler text</text:p>
      <text:p text:style-name="Standard">contactUs<text:tab/>-</text:p>
      <text:p text:style-name="Standard">profile<text:tab/><text:tab/>-working</text:p>
      <text:p text:style-name="Standard">games<text:tab/><text:tab/>-complete</text:p>
      <text:p text:style-name="Standard">images<text:tab/><text:tab/>-Later</text:p>
      <text:p text:style-name="Standard">comingSoon<text:tab/>-</text:p>
      <text:p text:style-name="Standard">surveys<text:tab/>-complete</text:p>
      <text:p text:style-name="Standard">devSurvey<text:tab/>-complete</text:p>
      <text:p text:style-name="Standard">thankYou<text:tab/>-complete</text:p>
      <text:p text:style-name="Standard">signup.php<text:tab/>-complete</text:p>
      <text:p text:style-name="Standard">error<text:tab/><text:tab/>-working</text:p>
      <text:p text:style-name="Standard">verify.php<text:tab/>-comple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6:21:04.11</meta:creation-date>
    <meta:editing-duration>PT9H41M55S</meta:editing-duration>
    <meta:editing-cycles>4</meta:editing-cycles>
    <meta:generator>OpenOffice/4.1.3$Win32 OpenOffice.org_project/413m1$Build-9783</meta:generator>
    <meta:initial-creator>Kristopher Williams</meta:initial-creator>
    <dc:date>2017-12-24T20:15:40.27</dc:date>
    <dc:creator>Kristopher Williams</dc:creator>
    <meta:document-statistic meta:table-count="0" meta:image-count="0" meta:object-count="0" meta:page-count="1" meta:paragraph-count="12" meta:word-count="26" meta:character-count="208"/>
  </office:meta>
</office:document-meta>
</file>